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09/04/2026 16:56:12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4165">
            <text:p>30416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48.93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4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80.83">
            <text:p>1480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90.45">
            <text:p>1390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2195">
            <text:p>0,042</text:p>
          </table:table-cell>
          <table:table-cell table:style-name="ce12N2" office:value-type="float" office:value="4.13">
            <text:p>4,1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80,8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90.38">
            <text:p>90,38</text:p>
          </table:table-cell>
          <table:table-cell table:style-name="ce12N2" office:value-type="float" office:value="1390.45">
            <text:p>1390,45</text:p>
          </table:table-cell>
          <table:table-cell table:style-name="ce12N2" office:value-type="float" office:value="97.33">
            <text:p>97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19055001005048935161344790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192">
            <text:p>30419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0.87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46.26">
            <text:p>746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46.26">
            <text:p>746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4224">
            <text:p>0,034</text:p>
          </table:table-cell>
          <table:table-cell table:style-name="ce12N2" office:value-type="float" office:value="3.84">
            <text:p>3,8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46,2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46.26">
            <text:p>746,26</text:p>
          </table:table-cell>
          <table:table-cell table:style-name="ce12N2" office:value-type="float" office:value="29.85">
            <text:p>29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19055001005050871127902349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216">
            <text:p>30421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0.84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38.32">
            <text:p>738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93.26">
            <text:p>693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1556">
            <text:p>0,012</text:p>
          </table:table-cell>
          <table:table-cell table:style-name="ce12N2" office:value-type="float" office:value="1.23">
            <text:p>1,2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38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45.06">
            <text:p>45,06</text:p>
          </table:table-cell>
          <table:table-cell table:style-name="ce12N2" office:value-type="float" office:value="693.26">
            <text:p>693,26</text:p>
          </table:table-cell>
          <table:table-cell table:style-name="ce12N2" office:value-type="float" office:value="48.53">
            <text:p>48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19055001005050848158576298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225">
            <text:p>30422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3.98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871.53">
            <text:p>6871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871.53">
            <text:p>6871,5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634">
            <text:p>0,046</text:p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871,5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871.53">
            <text:p>6871,53</text:p>
          </table:table-cell>
          <table:table-cell table:style-name="ce12N2" office:value-type="float" office:value="481.01">
            <text:p>481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603982140379973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260">
            <text:p>304260</text:p>
          </table:table-cell>
          <table:table-cell table:style-name="ce0" table:number-columns-spanned="4" table:number-rows-spanned="1" office:value-type="string" calcext:value-type="string">
            <text:p>37.759 - SKYLIGHT COMERCIO E IMPORTACAO LTDA</text:p>
          </table:table-cell>
          <table:covered-table-cell table:number-columns-repeated="3"/>
          <table:table-cell table:style-name="ce0" office:value-type="string" calcext:value-type="string">
            <text:p>11.53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6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3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38.46">
            <text:p>1438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10.67">
            <text:p>1310,6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38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127.79">
            <text:p>127,79</text:p>
          </table:table-cell>
          <table:table-cell table:style-name="ce12N2" office:value-type="float" office:value="1310.67">
            <text:p>1310,67</text:p>
          </table:table-cell>
          <table:table-cell table:style-name="ce12N2" office:value-type="float" office:value="52.43">
            <text:p>52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3281150880001065500100001153810562807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261">
            <text:p>304261</text:p>
          </table:table-cell>
          <table:table-cell table:style-name="ce0" table:number-columns-spanned="4" table:number-rows-spanned="1" office:value-type="string" calcext:value-type="string">
            <text:p>37.759 - SKYLIGHT COMERCIO E IMPORTACAO LTDA</text:p>
          </table:table-cell>
          <table:covered-table-cell table:number-columns-repeated="3"/>
          <table:table-cell table:style-name="ce0" office:value-type="string" calcext:value-type="string">
            <text:p>11.53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6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3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798.08">
            <text:p>1798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38.34">
            <text:p>1638,3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798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159.74">
            <text:p>159,74</text:p>
          </table:table-cell>
          <table:table-cell table:style-name="ce12N2" office:value-type="float" office:value="1638.34">
            <text:p>1638,34</text:p>
          </table:table-cell>
          <table:table-cell table:style-name="ce12N2" office:value-type="float" office:value="65.53">
            <text:p>65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32811508800010655001000011537105611999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43">
            <text:p>30434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5.16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88.6">
            <text:p>3288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288.6">
            <text:p>3288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9896">
            <text:p>0,050</text:p>
          </table:table-cell>
          <table:table-cell table:style-name="ce12N2" office:value-type="float" office:value="1.72">
            <text:p>1,7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288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1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288.6">
            <text:p>3288,60</text:p>
          </table:table-cell>
          <table:table-cell table:style-name="ce12N2" office:value-type="float" office:value="230.2">
            <text:p>230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5165150771975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0">
            <text:p>30439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1.93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96.19">
            <text:p>496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476.99">
            <text:p>476,9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4397">
            <text:p>0,104</text:p>
          </table:table-cell>
          <table:table-cell table:style-name="ce12N2" office:value-type="float" office:value="1.66">
            <text:p>1,6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96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476.99">
            <text:p>476,99</text:p>
          </table:table-cell>
          <table:table-cell table:style-name="ce12N2" office:value-type="float" office:value="24.54">
            <text:p>24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5193718409931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17">
            <text:p>30441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6.70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09.41">
            <text:p>909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09.41">
            <text:p>909,4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09,4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09.41">
            <text:p>909,41</text:p>
          </table:table-cell>
          <table:table-cell table:style-name="ce12N2" office:value-type="float" office:value="63.66">
            <text:p>63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670811319785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03">
            <text:p>304503</text:p>
          </table:table-cell>
          <table:table-cell table:style-name="ce0" table:number-columns-spanned="4" table:number-rows-spanned="1" office:value-type="string" calcext:value-type="string">
            <text:p>2.925 - MOHAWK REVESTIMENTOS COCAL DO SUL LTDA</text:p>
          </table:table-cell>
          <table:covered-table-cell table:number-columns-repeated="3"/>
          <table:table-cell table:style-name="ce0" office:value-type="string" calcext:value-type="string">
            <text:p>1.377.04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314.6">
            <text:p>11314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314.6">
            <text:p>11314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33.3">
            <text:p>33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314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314.6">
            <text:p>11314,60</text:p>
          </table:table-cell>
          <table:table-cell table:style-name="ce12N2" office:value-type="float" office:value="792.02">
            <text:p>792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65325380030055500100137704110011070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06">
            <text:p>304506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1.121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4/03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71.42">
            <text:p>471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471.42">
            <text:p>471,4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771">
            <text:p>0,001</text:p>
          </table:table-cell>
          <table:table-cell table:style-name="ce12N2" office:value-type="float" office:value="0.87">
            <text:p>0,8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71,4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71.42">
            <text:p>471,42</text:p>
          </table:table-cell>
          <table:table-cell table:style-name="ce12N2" office:value-type="float" office:value="33">
            <text:p>33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1121115289338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20">
            <text:p>304520</text:p>
          </table:table-cell>
          <table:table-cell table:style-name="ce0" table:number-columns-spanned="4" table:number-rows-spanned="1" office:value-type="string" calcext:value-type="string">
            <text:p>3.101 - INDUSTRIA E COMERCIO DE MOLDURAS SANTA LUZIA LTDA</text:p>
          </table:table-cell>
          <table:covered-table-cell table:number-columns-repeated="3"/>
          <table:table-cell table:style-name="ce0" office:value-type="string" calcext:value-type="string">
            <text:p>139.145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27/03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24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870.46">
            <text:p>6870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870.46">
            <text:p>6870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644">
            <text:p>0,046</text:p>
          </table:table-cell>
          <table:table-cell table:style-name="ce12N2" office:value-type="float" office:value="25.27">
            <text:p>25,2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870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870.46">
            <text:p>6870,46</text:p>
          </table:table-cell>
          <table:table-cell table:style-name="ce12N2" office:value-type="float" office:value="480.93">
            <text:p>480,9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138.3">
            <text:p>138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396.685</text:p>
          </table:table-cell>
          <table:table-cell table:style-name="ce0" office:value-type="string" calcext:value-type="string">
            <text:p>10.659 - RODO DANNY TRANSPORTES E LOGISTICAS EIRELI ME</text:p>
          </table:table-cell>
          <table:table-cell table:style-name="ce0" office:value-type="string" calcext:value-type="string">
            <text:p>02/04/2026</text:p>
          </table:table-cell>
          <table:table-cell table:style-name="ce12" office:value-type="string" calcext:value-type="string">
            <text:p>138,30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42260375821546000102550040001391451614982040</text:p>
          </table:table-cell>
          <table:table-cell table:style-name="ce0" office:value-type="string" calcext:value-type="string">
            <text:p>35260411389565000200570050003966851001240602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61">
            <text:p>304561</text:p>
          </table:table-cell>
          <table:table-cell table:style-name="ce0" table:number-columns-spanned="4" table:number-rows-spanned="1" office:value-type="string" calcext:value-type="string">
            <text:p>26.123 - RUBINETTOS ACABAMENTOS EXCLUSIVOS LTDA</text:p>
          </table:table-cell>
          <table:covered-table-cell table:number-columns-repeated="3"/>
          <table:table-cell table:style-name="ce0" office:value-type="string" calcext:value-type="string">
            <text:p>64.32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46.24">
            <text:p>1446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46.24">
            <text:p>1446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68">
            <text:p>0,003</text:p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46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46.24">
            <text:p>1446,24</text:p>
          </table:table-cell>
          <table:table-cell table:style-name="ce12N2" office:value-type="float" office:value="101.24">
            <text:p>101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38689544800013655001000064324111374890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24">
            <text:p>30462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8.54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3.16">
            <text:p>803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03.16">
            <text:p>803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74">
            <text:p>0,004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03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03.16">
            <text:p>803,16</text:p>
          </table:table-cell>
          <table:table-cell table:style-name="ce12N2" office:value-type="float" office:value="56.22">
            <text:p>56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854812125659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29">
            <text:p>30462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9.19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82.14">
            <text:p>482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82.14">
            <text:p>482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527">
            <text:p>0,008</text:p>
          </table:table-cell>
          <table:table-cell table:style-name="ce12N2" office:value-type="float" office:value="1.57">
            <text:p>1,5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82,1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82.14">
            <text:p>482,14</text:p>
          </table:table-cell>
          <table:table-cell table:style-name="ce12N2" office:value-type="float" office:value="33.75">
            <text:p>33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919110828272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90">
            <text:p>30469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598.98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6/03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7.77">
            <text:p>397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7.77">
            <text:p>397,7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557">
            <text:p>0,001</text:p>
          </table:table-cell>
          <table:table-cell table:style-name="ce12N2" office:value-type="float" office:value="0.4">
            <text:p>0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7,7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97.77">
            <text:p>397,77</text:p>
          </table:table-cell>
          <table:table-cell table:style-name="ce12N2" office:value-type="float" office:value="27.84">
            <text:p>27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598984108638035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91">
            <text:p>30469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1.00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7/03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5.44">
            <text:p>165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5.44">
            <text:p>165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29">
            <text:p>0,007</text:p>
          </table:table-cell>
          <table:table-cell table:style-name="ce12N2" office:value-type="float" office:value="1.03">
            <text:p>1,0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5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5.44">
            <text:p>165,44</text:p>
          </table:table-cell>
          <table:table-cell table:style-name="ce12N2" office:value-type="float" office:value="11.58">
            <text:p>11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60100411704065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92">
            <text:p>304792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1.82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98.84">
            <text:p>698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98.84">
            <text:p>698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6256">
            <text:p>0,026</text:p>
          </table:table-cell>
          <table:table-cell table:style-name="ce12N2" office:value-type="float" office:value="5.8">
            <text:p>5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98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98.84">
            <text:p>698,84</text:p>
          </table:table-cell>
          <table:table-cell table:style-name="ce12N2" office:value-type="float" office:value="48.92">
            <text:p>48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1823110734158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01">
            <text:p>304801</text:p>
          </table:table-cell>
          <table:table-cell table:style-name="ce0" table:number-columns-spanned="4" table:number-rows-spanned="1" office:value-type="string" calcext:value-type="string">
            <text:p>16.540 - LEXXA METAIS SANITARIOS LTDA</text:p>
          </table:table-cell>
          <table:covered-table-cell table:number-columns-repeated="3"/>
          <table:table-cell table:style-name="ce0" office:value-type="string" calcext:value-type="string">
            <text:p>10.76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39.76">
            <text:p>1839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80.76">
            <text:p>1680,76</text:p>
          </table:table-cell>
          <table:table-cell table:style-name="ce12N2" office:value-type="float" office:value="159">
            <text:p>159,00</text:p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39,7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39.76">
            <text:p>1839,76</text:p>
          </table:table-cell>
          <table:table-cell table:style-name="ce12N2" office:value-type="float" office:value="73.59">
            <text:p>73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070022100025355001000010764184528493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10">
            <text:p>30481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4.89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720.4">
            <text:p>8720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720.4">
            <text:p>8720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36536">
            <text:p>0,137</text:p>
          </table:table-cell>
          <table:table-cell table:style-name="ce12N2" office:value-type="float" office:value="24">
            <text:p>24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720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720.4">
            <text:p>8720,40</text:p>
          </table:table-cell>
          <table:table-cell table:style-name="ce12N2" office:value-type="float" office:value="610.43">
            <text:p>610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604893115116410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20">
            <text:p>20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159">
            <text:p>159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442.17">
            <text:p>442,17</text:p>
          </table:table-cell>
          <table:table-cell table:style-name="ce26N2" office:value-type="float" office:value="50535.74">
            <text:p>50535,74</text:p>
          </table:table-cell>
          <table:table-cell table:style-name="ce26N2" office:value-type="float" office:value="3362.6">
            <text:p>3362,6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138.3">
            <text:p>138,30</text:p>
          </table:table-cell>
          <table:table-cell table:style-name="ce26N2" office:value-type="float" office:value="50977.91">
            <text:p>50977,91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0.520405">
            <text:p>0,520</text:p>
          </table:table-cell>
          <table:table-cell table:style-name="ce26N2" office:value-type="float" office:value="50376.74">
            <text:p>50376,74</text:p>
          </table:table-cell>
          <table:table-cell table:style-name="ce26N2" office:value-type="float" office:value="50977.91">
            <text:p>50977,91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120.62">
            <text:p>120,62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31.32">
            <text:p>31,32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FINITUR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90" meta:object-count="0"/>
    <meta:generator>LibreOffice/4.3.0.4$Windows_x86 LibreOffice_project/62ad5818884a2fc2e5780dd45466868d41009ec0</meta:generator>
  </office:meta>
</office:document-meta>
</file>